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03A67B66779.png" manifest:media-type="image/png"/>
  <manifest:file-entry manifest:full-path="Pictures/10000001000001AC0000003A7981384C.png" manifest:media-type="image/png"/>
  <manifest:file-entry manifest:full-path="Pictures/10000001000002660000004E232A1F42.png" manifest:media-type="image/png"/>
  <manifest:file-entry manifest:full-path="Pictures/10000001000001C60000014815DCAFFE.png" manifest:media-type="image/png"/>
  <manifest:file-entry manifest:full-path="Pictures/10000001000002660000004EF4A49E83.png" manifest:media-type="image/png"/>
  <manifest:file-entry manifest:full-path="Pictures/1000000100000230000000806F4195E8.png" manifest:media-type="image/png"/>
  <manifest:file-entry manifest:full-path="Pictures/100000010000023000000080F3B388C7.png" manifest:media-type="image/png"/>
  <manifest:file-entry manifest:full-path="Pictures/100000010000021E000000A4EB38E069.png" manifest:media-type="image/png"/>
  <manifest:file-entry manifest:full-path="Pictures/100000010000029E0000002BE11DC214.png" manifest:media-type="image/png"/>
  <manifest:file-entry manifest:full-path="Pictures/100000010000028F0000011AA1DBF439.png" manifest:media-type="image/png"/>
  <manifest:file-entry manifest:full-path="Pictures/1000000100000289000001B41B0BE9ED.png" manifest:media-type="image/png"/>
  <manifest:file-entry manifest:full-path="Pictures/1000000100000289000001B4698EBD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23fc"/>
    </style:style>
    <style:style style:name="P2" style:family="paragraph" style:parent-style-name="Standard">
      <style:text-properties officeooo:rsid="000b4f7c" officeooo:paragraph-rsid="000b4f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7602in" svg:height="4.5417in" draw:z-index="0"><draw:image xlink:href="Pictures/1000000100000289000001B4698EBDC4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6.7602in" svg:height="4.5417in" draw:z-index="1"><draw:image xlink:href="Pictures/1000000100000289000001B41B0BE9ED.png" xlink:type="simple" xlink:show="embed" xlink:actuate="onLoad" draw:mime-type="image/png"/></draw:frame><text:soft-page-break/><text:tab/><text:tab/><text:tab/><text:tab/></text:p>
      <text:p text:style-name="Standard"><draw:frame draw:style-name="fr2" draw:name="Image3" text:anchor-type="char" svg:x="0in" svg:y="0in" svg:width="6.9252in" svg:height="0.4437in" draw:z-index="2"><draw:image xlink:href="Pictures/100000010000029E0000002BE11DC214.png" xlink:type="simple" xlink:show="embed" xlink:actuate="onLoad" draw:mime-type="image/png"/></draw:frame><text:tab/></text:p>
      <text:p text:style-name="P1"><draw:frame draw:style-name="fr1" draw:name="Image4" text:anchor-type="char" svg:width="5.6457in" svg:height="1.7083in" draw:z-index="3"><draw:image xlink:href="Pictures/100000010000021E000000A4EB38E069.png" xlink:type="simple" xlink:show="embed" xlink:actuate="onLoad" draw:mime-type="image/png"/></draw:frame><text:tab/><text:tab/></text:p>
      <text:p text:style-name="P1"><draw:frame draw:style-name="fr1" draw:name="Image5" text:anchor-type="char" svg:width="5.8335in" svg:height="1.3335in" draw:z-index="4"><draw:image xlink:href="Pictures/100000010000023000000080F3B388C7.png" xlink:type="simple" xlink:show="embed" xlink:actuate="onLoad" draw:mime-type="image/png"/></draw:frame><text:tab/></text:p>
      <text:p text:style-name="P1"><draw:frame draw:style-name="fr2" draw:name="Image6" text:anchor-type="char" svg:x="0.5457in" svg:y="0in" svg:width="5.8335in" svg:height="1.3335in" draw:z-index="5"><draw:image xlink:href="Pictures/1000000100000230000000806F4195E8.png" xlink:type="simple" xlink:show="embed" xlink:actuate="onLoad" draw:mime-type="image/png"/></draw:frame><text:soft-page-break/><text:tab/></text:p>
      <text:p text:style-name="P1"><text:tab/></text:p>
      <text:p text:style-name="P1"><draw:frame draw:style-name="fr1" draw:name="Image7" text:anchor-type="char" svg:width="6.3957in" svg:height="0.8126in" draw:z-index="6"><draw:image xlink:href="Pictures/10000001000002660000004EF4A49E83.png" xlink:type="simple" xlink:show="embed" xlink:actuate="onLoad" draw:mime-type="image/png"/></draw:frame><text:tab/></text:p>
      <text:p text:style-name="P1"/>
      <text:p text:style-name="P1"><draw:frame draw:style-name="fr1" draw:name="Image8" text:anchor-type="char" svg:width="6.3957in" svg:height="0.8126in" draw:z-index="7"><draw:image xlink:href="Pictures/10000001000002660000004E232A1F42.png" xlink:type="simple" xlink:show="embed" xlink:actuate="onLoad" draw:mime-type="image/png"/></draw:frame><text:tab/></text:p>
      <text:p text:style-name="P1"><draw:frame draw:style-name="fr1" draw:name="Image9" text:anchor-type="char" svg:width="4.7291in" svg:height="3.4165in" draw:z-index="8"><draw:image xlink:href="Pictures/10000001000001C60000014815DCAFF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width="4.4583in" svg:height="0.6043in" draw:z-index="9"><draw:image xlink:href="Pictures/10000001000001AC0000003A7981384C.png" xlink:type="simple" xlink:show="embed" xlink:actuate="onLoad" draw:mime-type="image/png"/></draw:frame><text:tab/></text:p>
      <text:p text:style-name="P1"/>
      <text:p text:style-name="P1"/>
      <text:p text:style-name="P1"/>
      <text:p text:style-name="P2"><draw:frame draw:style-name="fr2" draw:name="Image11" text:anchor-type="char" svg:x="1.2335in" svg:y="0in" svg:width="4.4583in" svg:height="0.6043in" draw:z-index="10"><draw:image xlink:href="Pictures/10000001000001AC0000003A67B66779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><draw:frame draw:style-name="fr1" draw:name="Image12" text:anchor-type="char" svg:width="6.8228in" svg:height="2.9374in" draw:z-index="11"><draw:image xlink:href="Pictures/100000010000028F0000011AA1DBF43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6:12:14.124282877</meta:creation-date>
    <dc:date>2024-05-16T17:29:20.173198683</dc:date>
    <meta:editing-duration>PT5M21S</meta:editing-duration>
    <meta:editing-cycles>1</meta:editing-cycles>
    <meta:document-statistic meta:table-count="0" meta:image-count="12" meta:object-count="0" meta:page-count="4" meta:paragraph-count="12" meta:word-count="0" meta:character-count="16" meta:non-whitespace-character-count="0"/>
    <meta:generator>LibreOffice/24.2.3.2$Linux_X86_64 LibreOffice_project/420$Build-2</meta:generator>
  </office:meta>
</office:document-meta>
</file>